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169c" officeooo:paragraph-rsid="0004169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4169c" officeooo:paragraph-rsid="0004169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4169c" officeooo:paragraph-rsid="0004169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620ca" officeooo:paragraph-rsid="000620c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ce181e" fo:font-size="14pt" style:text-underline-style="none" fo:font-weight="bold" officeooo:rsid="000620ca" officeooo:paragraph-rsid="000620ca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trino Masses in Trilinear</text:p>
      <text:p text:style-name="P2"/>
      <text:p text:style-name="P2">Read the paper that discuss these issues, make a summary and write something for our paper using what we already have</text:p>
      <text:p text:style-name="P2"/>
      <text:p text:style-name="P5">May 7, 2109</text:p>
      <text:p text:style-name="P2"/>
      <text:p text:style-name="P4">We could think about this section as part of the implications of the f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3:59:40.381151576</meta:creation-date>
    <dc:date>2019-05-07T11:25:08.071296760</dc:date>
    <meta:editing-duration>PT2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2" meta:character-count="228" meta:non-whitespace-character-count="190"/>
  </office:meta>
</office:document-meta>
</file>